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81180">
            <text:p>8118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400)</text:p>
          </table:table-cell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10213.3810629515">
            <text:p>10213.38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8"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office:value-type="string">
            <text:p>10000(35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2129.58333333333">
            <text:p>212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30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5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780">
            <text:p>2978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11/20/2015</text:date>, <text:time>11:2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20T11:20:29</dc:date>
    <meta:editing-duration>P2DT13H20M39S</meta:editing-duration>
    <meta:editing-cycles>1225</meta:editing-cycles>
    <meta:generator>OpenOffice/4.1.1$Unix OpenOffice.org_project/411m6$Build-9775</meta:generator>
    <dc:creator>employee employee</dc:creator>
    <meta:document-statistic meta:table-count="9" meta:cell-count="2813" meta:object-count="0"/>
  </office:meta>
</office:document-meta>
</file>